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line-height="115%"/>
    </style:style>
    <style:style style:name="P2" style:parent-style-name="Normal" style:family="paragraph">
      <style:paragraph-properties fo:line-height="115%"/>
    </style:style>
    <style:style style:name="P3" style:parent-style-name="Normal" style:family="paragraph">
      <style:paragraph-properties fo:line-height="115%"/>
    </style:style>
    <style:style style:name="P4" style:parent-style-name="Subtitle" style:family="paragraph">
      <style:text-properties fo:font-style="italic" style:font-style-asian="italic"/>
    </style:style>
    <style:style style:name="P5" style:parent-style-name="Normal" style:family="paragraph">
      <style:paragraph-properties fo:line-height="115%"/>
    </style:style>
    <style:style style:name="P6" style:parent-style-name="Normal" style:family="paragraph">
      <style:paragraph-properties fo:line-height="115%"/>
    </style:style>
    <style:style style:name="P7" style:parent-style-name="Normal" style:family="paragraph">
      <style:paragraph-properties fo:line-height="115%"/>
    </style:style>
    <style:style style:name="P8" style:parent-style-name="Normal" style:family="paragraph">
      <style:paragraph-properties fo:line-height="115%"/>
    </style:style>
    <style:style style:name="P9" style:parent-style-name="Normal" style:family="paragraph">
      <style:paragraph-properties fo:line-height="115%"/>
    </style:style>
    <style:style style:name="P10" style:parent-style-name="Normal" style:family="paragraph">
      <style:paragraph-properties fo:line-height="115%"/>
    </style:style>
    <style:style style:name="P11" style:parent-style-name="Normal" style:family="paragraph">
      <style:paragraph-properties fo:line-height="115%"/>
    </style:style>
    <style:style style:name="P12" style:parent-style-name="ListParagraph" style:family="paragraph">
      <style:paragraph-properties fo:line-height="115%"/>
    </style:style>
    <style:style style:name="P13" style:parent-style-name="ListParagraph" style:family="paragraph">
      <style:paragraph-properties fo:line-height="115%"/>
    </style:style>
    <style:style style:name="P14" style:parent-style-name="Normal" style:family="paragraph">
      <style:paragraph-properties fo:line-height="115%"/>
    </style:style>
    <style:style style:name="P15" style:parent-style-name="Normal" style:family="paragraph">
      <style:paragraph-properties fo:line-height="115%"/>
    </style:style>
    <style:style style:name="P16" style:parent-style-name="Normal" style:family="paragraph">
      <style:paragraph-properties fo:break-before="page" fo:line-height="115%"/>
    </style:style>
    <style:style style:name="P17" style:parent-style-name="Normal" style:family="paragraph">
      <style:paragraph-properties fo:line-height="115%"/>
    </style:style>
    <style:style style:name="P18" style:parent-style-name="Heading1" style:family="paragraph">
      <style:paragraph-properties fo:border-top="none" fo:border-left="none" fo:border-bottom="0.0069in solid #000000" fo:border-right="none" fo:padding-top="0in" fo:padding-left="0in" fo:padding-bottom="0.0138in" fo:padding-right="0in" style:shadow="none"/>
    </style:style>
    <style:style style:name="P19" style:parent-style-name="Normal" style:family="paragraph">
      <style:paragraph-properties fo:line-height="115%"/>
    </style:style>
    <style:style style:name="P20" style:parent-style-name="Normal" style:family="paragraph">
      <style:paragraph-properties fo:line-height="115%"/>
    </style:style>
    <style:style style:name="P21" style:parent-style-name="Normal" style:family="paragraph">
      <style:paragraph-properties fo:line-height="115%"/>
    </style:style>
    <style:style style:name="P22" style:parent-style-name="Normal" style:family="paragraph">
      <style:paragraph-properties fo:line-height="115%"/>
    </style:style>
    <style:style style:name="P23" style:parent-style-name="Normal" style:family="paragraph">
      <style:paragraph-properties fo:border-top="none" fo:border-left="none" fo:border-bottom="0.0069in solid #000000" fo:border-right="none" fo:padding-top="0in" fo:padding-left="0in" fo:padding-bottom="0.0138in" fo:padding-right="0in" style:shadow="none" fo:line-height="115%"/>
    </style:style>
    <style:style style:name="P24" style:parent-style-name="Normal" style:family="paragraph">
      <style:paragraph-properties fo:line-height="115%"/>
      <style:text-properties fo:font-weight="bold" style:font-weight-asian="bold"/>
    </style:style>
    <style:style style:name="P25" style:parent-style-name="Normal" style:family="paragraph">
      <style:paragraph-properties fo:line-height="115%"/>
    </style:style>
    <style:style style:name="P26" style:parent-style-name="Normal" style:family="paragraph">
      <style:paragraph-properties fo:line-height="115%"/>
      <style:text-properties fo:font-weight="bold" style:font-weight-asian="bold"/>
    </style:style>
    <style:style style:name="P27" style:parent-style-name="Normal" style:family="paragraph">
      <style:paragraph-properties fo:line-height="115%"/>
    </style:style>
    <style:style style:name="P28" style:parent-style-name="Normal" style:family="paragraph">
      <style:paragraph-properties fo:line-height="115%"/>
      <style:text-properties fo:font-weight="bold" style:font-weight-asian="bold"/>
    </style:style>
    <style:style style:name="P29" style:parent-style-name="Normal" style:family="paragraph">
      <style:paragraph-properties fo:line-height="115%"/>
    </style:style>
    <style:style style:name="P30" style:parent-style-name="Normal" style:family="paragraph">
      <style:paragraph-properties fo:line-height="115%"/>
      <style:text-properties fo:font-weight="bold" style:font-weight-asian="bold"/>
    </style:style>
    <style:style style:name="P31" style:parent-style-name="Normal" style:family="paragraph">
      <style:paragraph-properties fo:line-height="115%"/>
    </style:style>
    <style:style style:name="P32" style:parent-style-name="Heading1" style:family="paragraph">
      <style:paragraph-properties fo:border-top="none" fo:border-left="none" fo:border-bottom="0.0069in solid #000000" fo:border-right="none" fo:padding-top="0in" fo:padding-left="0in" fo:padding-bottom="0.0138in" fo:padding-right="0in" style:shadow="none"/>
    </style:style>
    <style:style style:name="P33" style:parent-style-name="ListParagraph" style:family="paragraph">
      <style:paragraph-properties fo:line-height="115%"/>
      <style:text-properties fo:font-weight="bold" style:font-weight-asian="bold"/>
    </style:style>
    <style:style style:name="P34" style:parent-style-name="ListParagraph" style:family="paragraph">
      <style:paragraph-properties fo:line-height="115%"/>
      <style:text-properties fo:font-weight="bold" style:font-weight-asian="bold"/>
    </style:style>
    <style:style style:name="P35" style:parent-style-name="ListParagraph" style:family="paragraph">
      <style:paragraph-properties fo:line-height="115%"/>
      <style:text-properties fo:font-weight="bold" style:font-weight-asian="bold"/>
    </style:style>
    <style:style style:name="P36" style:parent-style-name="ListParagraph" style:family="paragraph">
      <style:paragraph-properties fo:line-height="115%"/>
      <style:text-properties fo:font-weight="bold" style:font-weight-asian="bold"/>
    </style:style>
    <style:style style:name="P37" style:parent-style-name="ListParagraph" style:family="paragraph">
      <style:paragraph-properties fo:line-height="115%"/>
      <style:text-properties fo:font-weight="bold" style:font-weight-asian="bold"/>
    </style:style>
    <style:style style:name="P38" style:parent-style-name="ListParagraph" style:family="paragraph">
      <style:paragraph-properties fo:line-height="115%"/>
      <style:text-properties fo:font-weight="bold" style:font-weight-asian="bold"/>
    </style:style>
    <style:style style:name="P39" style:parent-style-name="ListParagraph" style:family="paragraph">
      <style:paragraph-properties fo:line-height="115%"/>
      <style:text-properties fo:font-weight="bold" style:font-weight-asian="bold"/>
    </style:style>
    <style:style style:name="P40" style:parent-style-name="ListParagraph" style:family="paragraph">
      <style:paragraph-properties fo:line-height="115%"/>
      <style:text-properties fo:font-weight="bold" style:font-weight-asian="bold"/>
    </style:style>
    <style:style style:name="P41" style:parent-style-name="ListParagraph" style:family="paragraph">
      <style:paragraph-properties fo:line-height="115%"/>
      <style:text-properties fo:font-weight="bold" style:font-weight-asian="bold"/>
    </style:style>
    <style:style style:name="P42" style:parent-style-name="ListParagraph" style:family="paragraph">
      <style:paragraph-properties fo:line-height="115%"/>
      <style:text-properties fo:font-weight="bold" style:font-weight-asian="bold"/>
    </style:style>
    <style:style style:name="P43" style:parent-style-name="ListParagraph" style:family="paragraph">
      <style:paragraph-properties fo:line-height="115%"/>
      <style:text-properties fo:font-weight="bold" style:font-weight-asian="bold"/>
    </style:style>
    <style:style style:name="P44" style:parent-style-name="ListParagraph" style:family="paragraph">
      <style:paragraph-properties fo:line-height="115%"/>
      <style:text-properties fo:font-weight="bold" style:font-weight-asian="bold"/>
    </style:style>
    <style:style style:name="P45" style:parent-style-name="Normal" style:family="paragraph">
      <style:paragraph-properties fo:line-height="115%"/>
    </style:style>
    <style:style style:name="P46" style:parent-style-name="Normal" style:family="paragraph">
      <style:paragraph-properties fo:break-before="page" fo:line-height="115%"/>
    </style:style>
    <style:style style:name="P47" style:parent-style-name="Normal" style:family="paragraph">
      <style:paragraph-properties fo:line-height="115%"/>
    </style:style>
    <style:style style:name="P48" style:parent-style-name="Normal" style:family="paragraph">
      <style:paragraph-properties fo:line-height="115%"/>
    </style:style>
    <style:style style:name="P49" style:parent-style-name="Normal" style:family="paragraph">
      <style:paragraph-properties fo:line-height="115%"/>
    </style:style>
    <style:style style:name="P50" style:parent-style-name="Normal" style:family="paragraph">
      <style:paragraph-properties fo:line-height="115%"/>
      <style:text-properties fo:font-weight="bold" style:font-weight-asian="bold"/>
    </style:style>
    <style:style style:name="P51" style:parent-style-name="Normal" style:family="paragraph">
      <style:paragraph-properties fo:line-height="115%"/>
      <style:text-properties fo:font-weight="bold" style:font-weight-asian="bold"/>
    </style:style>
    <style:style style:name="P52" style:parent-style-name="Normal" style:family="paragraph">
      <style:paragraph-properties fo:line-height="115%"/>
      <style:text-properties fo:font-weight="bold" style:font-weight-asian="bold"/>
    </style:style>
    <style:style style:name="P53" style:parent-style-name="Normal" style:family="paragraph">
      <style:paragraph-properties fo:break-before="page"/>
    </style:style>
    <style:style style:name="P54" style:parent-style-name="Normal" style:family="paragraph">
      <style:paragraph-properties fo:line-height="115%"/>
    </style:style>
    <style:style style:name="P55" style:parent-style-name="Normal" style:family="paragraph">
      <style:paragraph-properties fo:line-height="115%"/>
    </style:style>
    <style:style style:name="P56" style:parent-style-name="Normal" style:family="paragraph">
      <style:paragraph-properties fo:line-height="115%"/>
    </style:style>
    <style:style style:name="P57" style:parent-style-name="Normal" style:family="paragraph">
      <style:paragraph-properties fo:line-height="115%"/>
    </style:style>
    <style:style style:name="P58" style:parent-style-name="Normal" style:family="paragraph">
      <style:paragraph-properties fo:line-height="115%"/>
    </style:style>
    <style:style style:name="P59" style:parent-style-name="Normal" style:family="paragraph">
      <style:paragraph-properties fo:line-height="115%"/>
    </style:style>
    <style:style style:name="P60" style:parent-style-name="Normal" style:family="paragraph">
      <style:paragraph-properties fo:line-height="115%"/>
    </style:style>
    <style:style style:name="P61" style:parent-style-name="Normal" style:family="paragraph">
      <style:paragraph-properties fo:line-height="115%"/>
    </style:style>
    <style:style style:name="P62" style:parent-style-name="Normal" style:family="paragraph">
      <style:paragraph-properties fo:line-height="115%"/>
    </style:style>
    <style:style style:name="P63" style:parent-style-name="Heading1" style:family="paragraph">
      <style:paragraph-properties fo:border-top="none" fo:border-left="none" fo:border-bottom="0.0069in solid #000000" fo:border-right="none" fo:padding-top="0in" fo:padding-left="0in" fo:padding-bottom="0.0138in" fo:padding-right="0in" style:shadow="none"/>
    </style:style>
    <style:style style:name="P64" style:parent-style-name="Normal" style:family="paragraph">
      <style:paragraph-properties fo:line-height="115%"/>
    </style:style>
    <style:style style:name="P65" style:parent-style-name="Normal" style:family="paragraph">
      <style:paragraph-properties fo:line-height="115%"/>
    </style:style>
    <style:style style:name="TableColumn67" style:family="table-column">
      <style:table-column-properties style:column-width="3.2465in"/>
    </style:style>
    <style:style style:name="TableColumn68" style:family="table-column">
      <style:table-column-properties style:column-width="3.2465in"/>
    </style:style>
    <style:style style:name="Table66" style:family="table">
      <style:table-properties style:width="6.493in" fo:margin-left="0in" table:align="left"/>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15%"/>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15%"/>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15%"/>
    </style:style>
    <style:style style:name="P77" style:parent-style-name="Normal" style:family="paragraph">
      <style:paragraph-properties fo:margin-bottom="0in" fo:line-height="115%"/>
    </style:style>
    <style:style style:name="TableRow78" style:family="table-row">
      <style:table-row-properties/>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15%"/>
    </style:style>
    <style:style style:name="P81" style:parent-style-name="Normal" style:family="paragraph">
      <style:paragraph-properties fo:margin-bottom="0in" fo:line-height="115%"/>
    </style:style>
    <style:style style:name="P82" style:parent-style-name="Normal" style:family="paragraph">
      <style:paragraph-properties fo:line-height="115%"/>
    </style:style>
  </office:automatic-styles>
  <office:body>
    <office:text text:use-soft-page-breaks="true">
      <text:p text:style-name="P1">Mockup<text:s/>of current website</text:p>
      <text:p text:style-name="P2">Homepage</text:p>
      <text:p text:style-name="P3">(This header<text:s/>and the following navigation bar<text:s/>is used for all pages)</text:p>
      <text:p text:style-name="Title">Booker Consulting Firm</text:p>
      <text:p text:style-name="P4">“Providing HR Services for your Individual or Business Needs”</text:p>
      <text:p text:style-name="Normal">&lt;nav&gt;</text:p>
      <text:p text:style-name="P5">Home</text:p>
      <text:p text:style-name="P6">Services Provided</text:p>
      <text:p text:style-name="P7">About Us</text:p>
      <text:p text:style-name="P8">&lt;/nav&gt;</text:p>
      <text:p text:style-name="P9">(The following text is overlaid on top of the black and white “professional” image)</text:p>
      <text:p text:style-name="P10">BCF is a preparation consultancy firm specializing in an array of HR services to help individuals or business to achieve current or future goals.</text:p>
      <text:p text:style-name="P11">The core sectors of expertise are divided into two areas:</text:p>
      <text:list text:style-name="LFO1" text:continue-numbering="true">
        <text:list-item>
          <text:p text:style-name="P12">Career Development Services for the employed and unemployed</text:p>
        </text:list-item>
        <text:list-item>
          <text:p text:style-name="P13">HR Consulting services for start-ups, small businesses and non-profit agencies</text:p>
        </text:list-item>
      </text:list>
      <text:p text:style-name="P14">(This footer is used for all pages)</text:p>
      <text:p text:style-name="P15">© 2015 Booker Consulting Firm</text:p>
      <text:p text:style-name="P16"/>
      <text:p text:style-name="P17">Services Provided page</text:p>
      <text:h text:style-name="P18" text:outline-level="1">What We Do</text:h>
      <text:p text:style-name="P19">BCF is a company that provides multiple advisory services to individuals or businesses.<text:s/></text:p>
      <text:p text:style-name="P20">For individuals, whether you are underemployed and looking to sharpen your skills to get that next promotion or unemployed due to layoffs, government sequestration, or other life changing events, BCF can provide career preparation assistance with the hopes of obtaining employment. BCF assists with drafting resumes and cover letters, teaching interviewing etiquette and mock interviews, job application and testing assistance, and overall career advisement. BCF can also assist with finding employment opportunities based on your aspirations based on<text:s/>your experience<text:s/>level.</text:p>
      <text:p text:style-name="P21">For businesses, BCF offers a wide variety of HR services to start-ups, small established businesses, or non-profit organizations to help with the overall HR effectiveness in your organization. <text:s/>BCF can provide HR advisory regarding streamlining your full cycle recruitment process, design Performance Management tools to improve productivity including HR Analytics/Metrics, conduct independent analysis of your Human Resources functions, conduct independent high risk investigations, design tools to help you monitor productivity and a host of other services to improve people functions within your organization.</text:p>
      <text:p text:style-name="P22"/>
      <text:p text:style-name="P23">Career Preparation for Job Seekers</text:p>
      <text:p text:style-name="P24">Interviewing Etiquette and Techniques</text:p>
      <text:p text:style-name="P25">90 minute interactive session to polish your interviewing skills as you get prepared for the big day</text:p>
      <text:p text:style-name="P26">Cover Letter and Resume Writing</text:p>
      <text:p text:style-name="P27">Build a document highlighting your best attributes, competencies and experiences</text:p>
      <text:p text:style-name="P28">Job Application and Testing</text:p>
      <text:p text:style-name="P29">Assist with job applications and teaching the methodology behind behavioral based testing</text:p>
      <text:p text:style-name="P30">Career Coaching</text:p>
      <text:p text:style-name="P31">Provide assistance to help you with designing your own career path.</text:p>
      <text:h text:style-name="P32" text:outline-level="1">HR Consultancy Services</text:h>
      <text:list text:style-name="LFO2" text:continue-numbering="true">
        <text:list-item>
          <text:p text:style-name="P33">Job description creation</text:p>
        </text:list-item>
        <text:list-item>
          <text:p text:style-name="P34">HR Audits</text:p>
        </text:list-item>
        <text:list-item>
          <text:p text:style-name="P35">Standard Operating Procedures (SOPs)</text:p>
        </text:list-item>
        <text:list-item>
          <text:p text:style-name="P36">PowerPoint<text:s/>Presentations</text:p>
        </text:list-item>
        <text:list-item>
          <text:p text:style-name="P37">Performance Management Forms and Tools</text:p>
        </text:list-item>
        <text:list-item>
          <text:p text:style-name="P38">Career Development Plans</text:p>
        </text:list-item>
        <text:list-item>
          <text:p text:style-name="P39">Succession Planning</text:p>
        </text:list-item>
        <text:list-item>
          <text:p text:style-name="P40">Creating Staff Models</text:p>
        </text:list-item>
        <text:list-item>
          <text:p text:style-name="P41">Create Personnel Manuals</text:p>
        </text:list-item>
        <text:list-item>
          <text:p text:style-name="P42">Organizational Design</text:p>
        </text:list-item>
        <text:list-item>
          <text:p text:style-name="P43">HR Investigations</text:p>
        </text:list-item>
        <text:list-item>
          <text:p text:style-name="P44">Benefits and Compensation</text:p>
        </text:list-item>
      </text:list>
      <text:p text:style-name="P45">© 2015 Booker Consulting Firm</text:p>
      <text:p text:style-name="P46"/>
      <text:p text:style-name="P47">About Us<text:s/>page</text:p>
      <text:p text:style-name="P48">Mecoe A. Booker, MHRM, is a Human Resources professional with over 10 years of diverse experience aligning HR Strategy and Initiatives to global business objectives. She has a strong employment law background educating and supporting leaders to mitigate employment related risk. Mecoe uses HR Analytics to diagnose people issues and partner with leaders to create solutions. Mecoe's passion is to cultivate a workforce to increase employee engagement as she believes that people are the most important asset in the workplace. Current and past responsibilities includes Workforce Planning and Staffing, HR Advisory, Employee Relations, Business and Financial Analysis, Training and Development, Change Management, and Diversity and Inclusion. Mecoe has a Master's Degree in Human Resource Management and a Certification in Applied Management and Law. Mecoe has a proven track record of delivering success by utilizing theoretic principles mixed with her corporate and field experiences. She has achieved success in the non-profit sector, in multi-billion dollar corporations, and for the Fortune 1 employer of the world.</text:p>
      <text:p text:style-name="P49">(Image of Mecoe Booker)</text:p>
      <text:p text:style-name="P50">Mecoe A. Booker,</text:p>
      <text:p text:style-name="P51">MHRM</text:p>
      <text:p text:style-name="P52">Founder and Owner</text:p>
      <text:p text:style-name="P53"/>
      <text:p text:style-name="P54">Contact Us page</text:p>
      <text:p text:style-name="P55">(There is a Google Maps widget that is floated to the right that shows the location of BCF Consulting)</text:p>
      <text:p text:style-name="P56">For pricing information regarding your specific services, please contact me via email at:<text:s/></text:p>
      <text:p text:style-name="P57"><text:a xlink:href="mailto:bcfconsulting1@yahoo.com" office:target-frame-name="_top" xlink:show="replace"><text:span text:style-name="Hyperlink">bcfconsulting1@yahoo.com</text:span></text:a></text:p>
      <text:p text:style-name="P58">or telephone at</text:p>
      <text:p text:style-name="P59">618-407-9325</text:p>
      <text:p text:style-name="P60"/>
      <text:p text:style-name="P61">Feedback is a gift! We are always pleased to hear from individuals that can provide insight to helping us grow by providing more services to fit your needs.</text:p>
      <text:p text:style-name="P62"/>
      <text:h text:style-name="P63" text:outline-level="1">Current or Prospective Clients</text:h>
      <text:p text:style-name="P64">Please leave me a message so I can help. All inquiries will be returned within 2 business days or sooner.</text:p>
      <text:p text:style-name="P65">(Form<text:s/>that is formatted like the table below)</text:p>
      <table:table table:style-name="Table66">
        <table:table-columns>
          <table:table-column table:style-name="TableColumn67"/>
          <table:table-column table:style-name="TableColumn68"/>
        </table:table-columns>
        <table:table-row table:style-name="TableRow69">
          <table:table-cell table:style-name="TableCell70">
            <text:p text:style-name="P71">Name</text:p>
          </table:table-cell>
          <table:table-cell table:style-name="TableCell72" table:number-rows-spanned="3">
            <text:p text:style-name="P73">Message</text:p>
          </table:table-cell>
        </table:table-row>
        <table:table-row table:style-name="TableRow74">
          <table:table-cell table:style-name="TableCell75">
            <text:p text:style-name="P76">Email</text:p>
          </table:table-cell>
          <table:covered-table-cell>
            <text:p text:style-name="P77"/>
          </table:covered-table-cell>
        </table:table-row>
        <table:table-row table:style-name="TableRow78">
          <table:table-cell table:style-name="TableCell79">
            <text:p text:style-name="P80">Phone</text:p>
          </table:table-cell>
          <table:covered-table-cell>
            <text:p text:style-name="P81"/>
          </table:covered-table-cell>
        </table:table-row>
      </table:table>
      <text:p text:style-name="P82">(Send button<text:s/>aligned to the bottom right side of the group of form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hael Hanna</meta:initial-creator>
    <dc:creator>Michael Hanna</dc:creator>
    <meta:creation-date>2015-02-25T21:54:00Z</meta:creation-date>
    <dc:date>2015-02-25T22:25:00Z</dc:date>
    <meta:template xlink:href="Normal" xlink:type="simple"/>
    <meta:editing-cycles>21</meta:editing-cycles>
    <meta:editing-duration>PT1800S</meta:editing-duration>
    <meta:document-statistic meta:page-count="1" meta:paragraph-count="9" meta:word-count="721" meta:character-count="4824" meta:row-count="34" meta:non-whitespace-character-count="4112"/>
  </office:meta>
</office:document-meta>
</file>